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6000000632255AE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9688in" style:rel-column-width="18633*"/>
    </style:style>
    <style:style style:name="Table1.B" style:family="table-column">
      <style:table-column-properties style:column-width="4.9563in" style:rel-column-width="4690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1813in" style:rel-column-width="11178*"/>
    </style:style>
    <style:style style:name="Table2.B" style:family="table-column">
      <style:table-column-properties style:column-width="1.9688in" style:rel-column-width="18631*"/>
    </style:style>
    <style:style style:name="Table2.C" style:family="table-column">
      <style:table-column-properties style:column-width="3.775in" style:rel-column-width="3572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84">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weight="bold" style:font-weight-asian="bold" style:font-weight-complex="bold"/>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L1"/>
    <style:style style:name="P4" style:family="paragraph" style:parent-style-name="Text_20_body" style:list-style-name="L1">
      <style:paragraph-properties fo:keep-with-next="always"/>
    </style:style>
    <style:style style:name="P5" style:family="paragraph" style:parent-style-name="Text_20_body" style:list-style-name="L1" style:master-page-name="">
      <style:paragraph-properties style:page-number="auto" fo:keep-with-next="always"/>
    </style:style>
    <style:style style:name="P6" style:family="paragraph" style:parent-style-name="Text_20_body" style:list-style-name="L1" style:master-page-name="">
      <style:paragraph-properties fo:keep-together="always" style:page-number="auto" fo:keep-with-next="always"/>
    </style:style>
    <style:style style:name="P7" style:family="paragraph" style:parent-style-name="Heading_20_2"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urpose</text:h>
      <text:p text:style-name="P2">To provide assembly instructions for PCA PN# 20000003 (PCA,AIRCRAFT WIRELESS).</text:p>
      <text:h text:style-name="Heading_20_1" text:outline-level="1">Scope</text:h>
      <text:p text:style-name="P2">This work instruction is for internal use only, it shall not be provided to 3<text:span text:style-name="T3">rd</text:span>-party contract assemblers.</text:p>
      <text:h text:style-name="Heading_20_2" text:outline-level="2">Definitions</text:h>
      <text:p text:style-name="Text_20_body">None.</text:p>
      <text:h text:style-name="Heading_20_2" text:outline-level="2">Records Retention</text:h>
      <text:p text:style-name="P2">A record of the PCA serial number and manufacturing test results shall be entered in <text:span text:style-name="T4">Achievo</text:span>.</text:p>
      <text:h text:style-name="Heading_20_1" text:outline-level="1">Responsibility and Authority</text:h>
      <text:p text:style-name="Text_20_body">The Director, Manufacturing, has responsibility and authority for maintaining this work instruction. The assembler is responsible for correct assembly of devices according to this work instruction.</text:p>
      <text:h text:style-name="Heading_20_1" text:outline-level="1">Procedure</text:h>
      <text:h text:style-name="Heading_20_2" text:outline-level="2">Health and Safety Concerns</text:h>
      <text:p text:style-name="Text_20_body">Safety glasses and shoes are recommended.</text:p>
      <text:h text:style-name="Heading_20_2" text:outline-level="2">Required Equipment</text:h>
      <table:table table:name="Table1" table:style-name="Table1">
        <table:table-column table:style-name="Table1.A"/>
        <table:table-column table:style-name="Table1.B"/>
        <table:table-row>
          <table:table-cell table:style-name="Table1.A1" office:value-type="string">
            <text:p text:style-name="Text_20_body">Audio amplifier with speaker</text:p>
          </table:table-cell>
          <table:table-cell table:style-name="Table1.B1" office:value-type="string">
            <text:p text:style-name="Text_20_body">Amplifier with speaker and calibrated gain control, and input cable terminated with a 3.5mm phone plug.</text:p>
          </table:table-cell>
        </table:table-row>
      </table:table>
      <text:h text:style-name="P7" text:outline-level="2"><text:soft-page-break/>Assemble PCA</text:h>
      <text:list xml:id="list6138174810268024717" text:style-name="L1">
        <text:list-item>
          <text:p text:style-name="P4">Log into <text:span text:style-name="T4">Achievo</text:span> and print a BOM (bill of materials).</text:p>
        </text:list-item>
        <text:list-item>
          <text:p text:style-name="P5">Pick the product kit using the BOM.</text:p>
          <text:list>
            <text:list-item>
              <text:p text:style-name="P6">Report if there is no stock of the custom inductor PN 2-00-00003-00A, (IND,AIRCRAFT WIRELESS,830UH) to the Production Planner.</text:p>
            </text:list-item>
          </text:list>
        </text:list-item>
        <text:list-item>
          <text:p text:style-name="P4">Referring to the assembly drawing (and schematic if necessary) to populate and solder the parts on the BOM to the PCB.</text:p>
        </text:list-item>
      </text:list>
      <text:h text:style-name="Heading_20_2" text:outline-level="2">Test Procedure</text:h>
      <text:list xml:id="list39646997" text:continue-list="list6138174810268024717" text:style-name="L1">
        <text:list-item text:start-value="1">
          <text:p text:style-name="P3">Attach a test antenna to the PCA at P2.</text:p>
        </text:list-item>
        <text:list-item>
          <text:p text:style-name="P3">Attach the audio amplifier to the output jack J1.</text:p>
        </text:list-item>
        <text:list-item>
          <text:p text:style-name="P3">Set the audio amplifier to 30dB gain.</text:p>
        </text:list-item>
        <text:list-item>
          <text:p text:style-name="P3">Sweep the tuning capacitor VC1 slowly from one extreme to the other and listen to the audio amplifier speaker.</text:p>
          <text:list>
            <text:list-item>
              <text:p text:style-name="P3">If you can tune in at least 2 stations such that the program is understandable, affix a red self-adhesive dot to the bottom right corner of the back of the PCA and initial the dot.</text:p>
            </text:list-item>
            <text:list-item>
              <text:p text:style-name="P3">If you cannot tune in at least 2 stations, repair the circuit board.</text:p>
            </text:list-item>
          </text:list>
        </text:list-item>
        <text:list-item>
          <text:p text:style-name="P3">Log into <text:span text:style-name="T4">Achievo</text:span> and assign the next serial number available for PN 20000003 to the DUT )(device under test), write the serial number in the space provided on the back of the DUT, and enter that the DUT successfully passed the manufacturing test.</text:p>
        </text:list-item>
      </text:list>
      <text:h text:style-name="Heading_20_1" text:outline-level="1">Related and Support Documentation</text:h>
      <table:table table:name="Table4" table:style-name="Table4">
        <table:table-column table:style-name="Table4.A"/>
        <table:table-column table:style-name="Table4.B"/>
        <table:table-header-rows>
          <table:table-row>
            <table:table-cell table:style-name="Table4.A1" office:value-type="string">
              <text:p text:style-name="P2">20000003_ASSY.pdf</text:p>
            </table:table-cell>
            <table:table-cell table:style-name="Table4.B1" office:value-type="string">
              <text:p text:style-name="P2">Assembly drawing</text:p>
            </table:table-cell>
          </table:table-row>
        </table:table-header-rows>
        <table:table-row>
          <table:table-cell table:style-name="Table4.A2" office:value-type="string">
            <text:p text:style-name="P2">20000003_SCH.pdf</text:p>
          </table:table-cell>
          <table:table-cell table:style-name="Table4.B2" office:value-type="string">
            <text:p text:style-name="P2">Schematic</text:p>
          </table:table-cell>
        </table:table-row>
      </table:table>
      <text:p text:style-name="Standard"/>
      <text:h text:style-name="Heading_20_1" text:outline-level="1">Revision Hist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tandard">Date</text:p>
            </table:table-cell>
            <table:table-cell table:style-name="Table2.A1" office:value-type="string">
              <text:p text:style-name="Standard">Name</text:p>
            </table:table-cell>
            <table:table-cell table:style-name="Table2.C1" office:value-type="string">
              <text:p text:style-name="Standard">Change Description</text:p>
            </table:table-cell>
          </table:table-row>
        </table:table-header-rows>
        <table:table-row>
          <table:table-cell table:style-name="Table2.A2" office:value-type="date" office:date-value="2013-01-02">
            <text:p text:style-name="Standard">2013-01-02</text:p>
          </table:table-cell>
          <table:table-cell table:style-name="Table2.B2" office:value-type="string">
            <text:p text:style-name="Standard">Hank Baldwin</text:p>
          </table:table-cell>
          <table:table-cell table:style-name="Table2.C2" office:value-type="string">
            <text:p text:style-name="Standard">Creation</text:p>
          </table:table-cell>
        </table:table-row>
        <table:table-row>
          <table:table-cell table:style-name="Table2.A2">
            <text:p text:style-name="Standard"/>
          </table:table-cell>
          <table:table-cell table:style-name="Table2.B2" office:value-type="string">
            <text:p text:style-name="Standard"/>
          </table:table-cell>
          <table:table-cell table:style-name="Table2.C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5in" table:align="margins"/>
    </style:style>
    <style:style style:name="Table5.A" style:family="table-column">
      <style:table-column-properties style:column-width="2.3083in" style:rel-column-width="21845*"/>
    </style:style>
    <style:style style:name="Table5.1" style:family="table-row">
      <style:table-row-properties style:min-row-height="0.0042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none"/>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MP1" style:family="paragraph" style:parent-style-name="Header">
      <style:text-properties fo:font-weight="bold" style:font-weight-asian="bold" style:font-weight-complex="bold"/>
    </style:style>
    <style:style style:name="MT1" style:family="text">
      <style:text-properties fo:font-size="10pt" style:font-size-asian="10pt" style:font-size-complex="10pt"/>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number-columns-repeated="3"/>
          <table:table-row table:style-name="Table5.1">
            <table:table-cell table:style-name="Table5.A1" office:value-type="string">
              <text:p text:style-name="Table_20_Contents"><draw:frame draw:style-name="Mfr1" draw:name="graphics1" text:anchor-type="as-char" svg:width="0.7618in" svg:height="0.3811in" draw:z-index="1"><draw:image xlink:href="Pictures/10000000000000C6000000632255AEEC.jpg" xlink:type="simple" xlink:show="embed" xlink:actuate="onLoad"/></draw:frame> <text:span text:style-name="MT1">Swift Construction Co.</text:span></text:p>
            </table:table-cell>
            <table:table-cell table:style-name="Table5.B1" table:number-columns-spanned="2" office:value-type="string">
              <text:p text:style-name="Table_20_Contents"><text:span text:style-name="MT2">Title:</text:span> <text:s/>PCA,AIRCRAFT WIRELESS</text:p>
            </table:table-cell>
            <table:covered-table-cell/>
          </table:table-row>
          <table:table-row>
            <table:table-cell table:style-name="Table5.A2" office:value-type="string">
              <text:p text:style-name="MP1">WORK INSTRUCTION</text:p>
            </table:table-cell>
            <table:table-cell table:style-name="Table5.B2" office:value-type="string">
              <text:p text:style-name="Table_20_Contents"><text:span text:style-name="MT2">Doc. #</text:span> 20000003_WI</text:p>
            </table:table-cell>
            <table:table-cell table:style-name="Table5.C2" office:value-type="string">
              <text:p text:style-name="Table_20_Contents"><text:span text:style-name="MT2">Rev. </text:span>0</text:p>
            </table:table-cell>
          </table:table-row>
          <table:table-row>
            <table:table-cell table:style-name="Table5.B2" office:value-type="string">
              <text:p text:style-name="Table_20_Contents"/>
            </table:table-cell>
            <table:table-cell table:style-name="Table5.B2" office:value-type="string">
              <text:p text:style-name="Table_20_Contents"><text:span text:style-name="MT2">Date:</text:span> 2013-01-02</text:p>
            </table:table-cell>
            <table:table-cell table:style-name="Table5.C2" office:value-type="string">
              <text:p text:style-name="Table_20_Contents"><text:span text:style-name="MT2">Page:</text:span> <text:page-number text:select-page="current">2</text:page-number> of <text:page-count>2</text:page-count></text:p>
            </table: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Scott</meta:initial-creator>
    <meta:creation-date>2010-02-05T11:34:48</meta:creation-date>
    <dc:date>2014-01-16T19:49:25.37</dc:date>
    <meta:editing-duration>PT5H14M29S</meta:editing-duration>
    <meta:editing-cycles>22</meta:editing-cycles>
    <meta:generator>OpenOffice/4.0.1$Win32 OpenOffice.org_project/401m5$Build-9714</meta:generator>
    <dc:description>(C) 2010 by Dale R. Scott. This work is licensed under a Creative Commons Attribution 3.0 Unported License. http://creativecommons.org/licenses/by/3.0/</dc:description>
    <meta:document-statistic meta:table-count="4" meta:image-count="1" meta:object-count="0" meta:page-count="2" meta:paragraph-count="48" meta:word-count="367" meta:character-count="2230"/>
    <dc:creator>Dale Scott</dc:creator>
  </office:meta>
</office:document-meta>
</file>